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/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Струбцина</text:p>
          </table:table-cell>
          <table:table-cell table:number-columns-repeated="1022"/>
        </table:table-row>
        <table:table-row table:style-name="ro2" table:number-rows-repeated="4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 style:data-style-name="N2" text:time-value="07:41:36.7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07T21:01:28.281000000</dc:date>
    <meta:editing-duration>P9DT4H54M24S</meta:editing-duration>
    <meta:editing-cycles>3942</meta:editing-cycles>
    <meta:document-statistic meta:table-count="3" meta:cell-count="518" meta:object-count="0"/>
    <meta:user-defined meta:name="qrichtext">1</meta:user-defined>
  </office:meta>
</office:document-meta>
</file>